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roller.handleRequest( HttpServletRequest request , HttpServletResponse respons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Controller.Abstrac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roller.isSynchronizeOn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roller.setSynchronizeOnSession( boolean synchronizeOn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roller.AbstractController( boolean restrictDefaultSupported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